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style>
    <style:style style:name="T19"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2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center"/>
      <style:text-properties fo:font-size="14pt" style:font-size-asian="14pt" style:font-size-complex="14pt" fo:language="en" fo:country="US"/>
    </style:style>
    <style:style style:name="P29" style:parent-style-name="Standard" style:family="paragraph">
      <style:paragraph-properties fo:text-align="center"/>
      <style:text-properties fo:font-size="14pt" style:font-size-asian="14pt" style:font-size-complex="14pt" fo:language="en" fo:country="US"/>
    </style:style>
    <style:style style:name="P30" style:parent-style-name="Standard" style:family="paragraph">
      <style:paragraph-properties fo:text-align="end"/>
    </style:style>
    <style:style style:name="T31" style:parent-style-name="Основнойшрифтабзаца" style:family="text">
      <style:text-properties fo:font-size="14pt" style:font-size-asian="14pt" style:font-size-complex="14pt" fo:language="en" fo:country="US"/>
    </style:style>
    <style:style style:name="T32" style:parent-style-name="Основнойшрифтабзаца" style:family="text">
      <style:text-properties fo:font-size="14pt" style:font-size-asian="14pt" style:font-size-complex="14pt" fo:language="ru" fo:country="RU"/>
    </style:style>
    <style:style style:name="T33" style:parent-style-name="Основнойшрифтабзаца" style:family="text">
      <style:text-properties fo:font-size="14pt" style:font-size-asian="14pt" style:font-size-complex="14pt" fo:language="en" fo:country="US"/>
    </style:style>
    <style:style style:name="T34" style:parent-style-name="Основнойшрифтабзаца" style:family="text">
      <style:text-properties fo:font-size="14pt" style:font-size-asian="14pt" style:font-size-complex="14pt" fo:language="en" fo:country="US"/>
    </style:style>
    <style:style style:name="P35" style:parent-style-name="Standard" style:family="paragraph">
      <style:paragraph-properties fo:text-align="end"/>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paragraph-properties fo:text-align="center"/>
      <style:text-properties fo:font-size="14pt" style:font-size-asian="14pt" style:font-size-complex="14pt" fo:language="en" fo:country="US"/>
    </style:style>
    <style:style style:name="P47" style:parent-style-name="Standard" style:family="paragraph">
      <style:paragraph-properties fo:text-align="center"/>
    </style:style>
    <style:style style:name="T48" style:parent-style-name="Основнойшрифтабзаца" style:family="text">
      <style:text-properties fo:font-size="14pt" style:font-size-asian="14pt" style:font-size-complex="14pt" fo:language="en" fo:country="US"/>
    </style:style>
    <style:style style:name="P49" style:parent-style-name="Standard" style:family="paragraph">
      <style:text-properties fo:font-size="14pt" style:font-size-asian="14pt" style:font-size-complex="14pt" fo:language="en" fo:country="US"/>
    </style:style>
    <style:style style:name="P50" style:parent-style-name="Standard" style:family="paragraph">
      <style:text-properties fo:font-weight="bold" style:font-weight-asian="bold" style:font-weight-complex="bold" fo:font-size="14pt" style:font-size-asian="14pt" style:font-size-complex="14pt" fo:language="en" fo:country="US"/>
    </style:style>
    <style:style style:name="T51" style:parent-style-name="Основнойшрифтабзаца" style:family="text">
      <style:text-properties fo:font-size="14pt" style:font-size-asian="14pt" style:font-size-complex="14pt" fo:language="en" fo:country="US"/>
    </style:style>
    <style:style style:name="T52" style:parent-style-name="Основнойшрифтабзаца" style:family="text">
      <style:text-properties fo:font-size="14pt" style:font-size-asian="14pt" style:font-size-complex="14pt" fo:language="en" fo:country="US"/>
    </style:style>
    <style:style style:name="T53" style:parent-style-name="Основнойшрифтабзаца" style:family="text">
      <style:text-properties fo:font-style="italic" style:font-style-asian="italic" fo:font-size="14pt" style:font-size-asian="14pt" style:font-size-complex="14pt" fo:language="en" fo:country="US"/>
    </style:style>
    <style:style style:name="T54" style:parent-style-name="Основнойшрифтабзаца" style:family="text">
      <style:text-properties fo:font-size="14pt" style:font-size-asian="14pt" style:font-size-complex="14pt" fo:language="en" fo:country="US"/>
    </style:style>
    <style:style style:name="T55" style:parent-style-name="Основнойшрифтабзаца" style:family="text">
      <style:text-properties fo:font-size="14pt" style:font-size-asian="14pt" style:font-size-complex="14pt" fo:language="en" fo:country="US"/>
    </style:style>
    <style:style style:name="P56" style:parent-style-name="Standard" style:family="paragraph">
      <style:text-properties fo:font-size="14pt" style:font-size-asian="14pt" style:font-size-complex="14pt" fo:language="en" fo:country="US"/>
    </style:style>
    <style:style style:name="P57" style:parent-style-name="Standard" style:family="paragraph">
      <style:text-properties fo:font-size="14pt" style:font-size-asian="14pt" style:font-size-complex="14pt" fo:language="en" fo:country="US"/>
    </style:style>
    <style:style style:name="T58"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59" style:parent-style-name="Основнойшрифтабзаца" style:family="text">
      <style:text-properties fo:font-size="14pt" style:font-size-asian="14pt" style:font-size-complex="14pt" fo:language="en" fo:country="US"/>
    </style:style>
    <style:style style:name="T60" style:parent-style-name="Основнойшрифтабзаца" style:family="text">
      <style:text-properties fo:font-size="14pt" style:font-size-asian="14pt" style:font-size-complex="14pt" fo:language="en" fo:country="US"/>
    </style:style>
    <style:style style:name="P61" style:parent-style-name="Standard" style:family="paragraph">
      <style:text-properties fo:font-size="14pt" style:font-size-asian="14pt" style:font-size-complex="14pt" fo:language="en" fo:country="US"/>
    </style:style>
    <style:style style:name="T62"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63" style:parent-style-name="Основнойшрифтабзаца" style:family="text">
      <style:text-properties style:font-weight-complex="bold" fo:font-size="14pt" style:font-size-asian="14pt" style:font-size-complex="14pt" fo:language="en" fo:country="US"/>
    </style:style>
    <style:style style:name="T64" style:parent-style-name="Основнойшрифтабзаца" style:family="text">
      <style:text-properties style:font-weight-complex="bold" fo:font-size="14pt" style:font-size-asian="14pt" style:font-size-complex="14pt" fo:language="en" fo:country="US"/>
    </style:style>
    <style:style style:name="T65" style:parent-style-name="Основнойшрифтабзаца" style:family="text">
      <style:text-properties style:font-weight-complex="bold" fo:font-size="14pt" style:font-size-asian="14pt" style:font-size-complex="14pt" fo:language="en" fo:country="US"/>
    </style:style>
    <style:style style:name="P66" style:parent-style-name="Standard" style:family="paragraph">
      <style:text-properties fo:font-size="14pt" style:font-size-asian="14pt" style:font-size-complex="14pt" fo:language="en" fo:country="US"/>
    </style:style>
    <style:style style:name="T67"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68" style:parent-style-name="Основнойшрифтабзаца" style:family="text">
      <style:text-properties fo:font-size="14pt" style:font-size-asian="14pt" style:font-size-complex="14pt" fo:language="en" fo:country="US"/>
    </style:style>
    <style:style style:name="P69" style:parent-style-name="Standard" style:list-style-name="LFO1" style:family="paragraph">
      <style:text-properties fo:font-size="14pt" style:font-size-asian="14pt" style:font-size-complex="14pt" fo:language="en" fo:country="US"/>
    </style:style>
    <style:style style:name="P70" style:parent-style-name="Standard" style:list-style-name="LFO1" style:family="paragraph">
      <style:text-properties fo:font-size="14pt" style:font-size-asian="14pt" style:font-size-complex="14pt" fo:language="en" fo:country="US"/>
    </style:style>
    <style:style style:name="P71" style:parent-style-name="Standard" style:list-style-name="LFO1" style:family="paragraph">
      <style:text-properties fo:font-size="14pt" style:font-size-asian="14pt" style:font-size-complex="14pt" fo:language="en" fo:country="US"/>
    </style:style>
    <style:style style:name="P72" style:parent-style-name="Standard" style:list-style-name="LFO1" style:family="paragraph"/>
    <style:style style:name="T73" style:parent-style-name="Основнойшрифтабзаца" style:family="text">
      <style:text-properties fo:font-size="14pt" style:font-size-asian="14pt" style:font-size-complex="14pt" fo:language="en" fo:country="US"/>
    </style:style>
    <style:style style:name="P74" style:parent-style-name="Standard" style:list-style-name="LFO1" style:family="paragraph"/>
    <style:style style:name="T75" style:parent-style-name="Основнойшрифтабзаца" style:family="text">
      <style:text-properties fo:font-size="14pt" style:font-size-asian="14pt" style:font-size-complex="14pt" fo:language="en" fo:country="US"/>
    </style:style>
    <style:style style:name="T76" style:parent-style-name="Основнойшрифтабзаца" style:family="text">
      <style:text-properties fo:font-size="14pt" style:font-size-asian="14pt" style:font-size-complex="14pt" fo:language="en" fo:country="US"/>
    </style:style>
    <style:style style:name="T77" style:parent-style-name="Основнойшрифтабзаца" style:family="text">
      <style:text-properties fo:font-size="14pt" style:font-size-asian="14pt" style:font-size-complex="14pt" fo:language="en" fo:country="US"/>
    </style:style>
    <style:style style:name="P78" style:parent-style-name="Standard" style:list-style-name="LFO1" style:family="paragraph">
      <style:text-properties fo:font-size="14pt" style:font-size-asian="14pt" style:font-size-complex="14pt" fo:language="en" fo:country="US"/>
    </style:style>
    <style:style style:name="P79" style:parent-style-name="Standard" style:list-style-name="LFO1" style:family="paragraph"/>
    <style:style style:name="T80" style:parent-style-name="Основнойшрифтабзаца" style:family="text">
      <style:text-properties fo:font-size="14pt" style:font-size-asian="14pt" style:font-size-complex="14pt" fo:language="en" fo:country="US"/>
    </style:style>
    <style:style style:name="T81" style:parent-style-name="Основнойшрифтабзаца" style:family="text">
      <style:text-properties fo:font-size="14pt" style:font-size-asian="14pt" style:font-size-complex="14pt" fo:language="en" fo:country="US"/>
    </style:style>
    <style:style style:name="T82" style:parent-style-name="Основнойшрифтабзаца" style:family="text">
      <style:text-properties fo:font-size="14pt" style:font-size-asian="14pt" style:font-size-complex="14pt" fo:language="en" fo:country="US"/>
    </style:style>
    <style:style style:name="P83" style:parent-style-name="Standard" style:family="paragraph">
      <style:text-properties fo:font-size="14pt" style:font-size-asian="14pt" style:font-size-complex="14pt" fo:language="en" fo:country="US"/>
    </style:style>
    <style:style style:name="P84" style:parent-style-name="Standard" style:family="paragraph">
      <style:text-properties fo:font-weight="bold" style:font-weight-asian="bold" style:font-weight-complex="bold" fo:font-size="14pt" style:font-size-asian="14pt" style:font-size-complex="14pt" fo:language="en" fo:country="US"/>
    </style:style>
    <style:style style:name="P85" style:parent-style-name="Standard" style:family="paragraph">
      <style:text-properties fo:font-weight="bold" style:font-weight-asian="bold" style:font-weight-complex="bold" fo:font-size="14pt" style:font-size-asian="14pt" style:font-size-complex="14pt" fo:language="en" fo:country="US"/>
    </style:style>
    <style:style style:name="P86" style:parent-style-name="Standard" style:family="paragraph">
      <style:text-properties fo:font-style="italic" style:font-style-asian="italic" style:font-style-complex="italic" fo:font-size="14pt" style:font-size-asian="14pt" style:font-size-complex="14pt" fo:language="en" fo:country="US"/>
    </style:style>
    <style:style style:name="T87" style:parent-style-name="Основнойшрифтабзаца" style:family="text">
      <style:text-properties fo:font-size="14pt" style:font-size-asian="14pt" style:font-size-complex="14pt" fo:language="en" fo:country="US"/>
    </style:style>
    <style:style style:name="T88" style:parent-style-name="Основнойшрифтабзаца" style:family="text">
      <style:text-properties fo:font-size="14pt" style:font-size-asian="14pt" style:font-size-complex="14pt" fo:language="en" fo:country="US"/>
    </style:style>
    <style:style style:name="T89" style:parent-style-name="Основнойшрифтабзаца" style:family="text">
      <style:text-properties fo:font-size="14pt" style:font-size-asian="14pt" style:font-size-complex="14pt" fo:language="en" fo:country="US"/>
    </style:style>
    <style:style style:name="T90" style:parent-style-name="Основнойшрифтабзаца" style:family="text">
      <style:text-properties fo:font-size="14pt" style:font-size-asian="14pt" style:font-size-complex="14pt"/>
    </style:style>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style:style>
    <style:style style:name="T93" style:parent-style-name="Основнойшрифтабзаца" style:family="text">
      <style:text-properties fo:font-size="14pt" style:font-size-asian="14pt" style:font-size-complex="14pt" fo:language="kk" fo:country="KZ"/>
    </style:style>
    <style:style style:name="T94" style:parent-style-name="Основнойшрифтабзаца" style:family="text">
      <style:text-properties fo:font-size="14pt" style:font-size-asian="14pt" style:font-size-complex="14pt" fo:language="en" fo:country="US"/>
    </style:style>
    <style:style style:name="T95" style:parent-style-name="Основнойшрифтабзаца" style:family="text">
      <style:text-properties fo:font-size="14pt" style:font-size-asian="14pt" style:font-size-complex="14pt"/>
    </style:style>
    <style:style style:name="T96" style:parent-style-name="Основнойшрифтабзаца" style:family="text">
      <style:text-properties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T98" style:parent-style-name="Основнойшрифтабзаца" style:family="text">
      <style:text-properties fo:font-size="14pt" style:font-size-asian="14pt" style:font-size-complex="14pt" fo:language="en" fo:country="US"/>
    </style:style>
    <style:style style:name="T99" style:parent-style-name="Основнойшрифтабзаца" style:family="text">
      <style:text-properties fo:font-size="14pt" style:font-size-asian="14pt" style:font-size-complex="14pt" fo:language="en" fo:country="US"/>
    </style:style>
    <style:style style:name="T100" style:parent-style-name="Основнойшрифтабзаца" style:family="text">
      <style:text-properties fo:font-size="14pt" style:font-size-asian="14pt" style:font-size-complex="14pt" fo:language="en" fo:country="US"/>
    </style:style>
    <style:style style:name="T101" style:parent-style-name="Основнойшрифтабзаца" style:family="text">
      <style:text-properties fo:font-size="14pt" style:font-size-asian="14pt" style:font-size-complex="14pt" fo:language="en" fo:country="US"/>
    </style:style>
    <style:style style:name="P102" style:parent-style-name="Standard" style:family="paragraph">
      <style:text-properties fo:font-size="14pt" style:font-size-asian="14pt" style:font-size-complex="14pt" fo:language="en" fo:country="US"/>
    </style:style>
    <style:style style:name="P103" style:parent-style-name="Standard" style:family="paragraph">
      <style:text-properties fo:font-style="italic" style:font-style-asian="italic" style:font-style-complex="italic" fo:font-size="14pt" style:font-size-asian="14pt" style:font-size-complex="14pt" fo:language="en" fo:country="US"/>
    </style:style>
    <style:style style:name="T104" style:parent-style-name="Основнойшрифтабзаца" style:family="text">
      <style:text-properties fo:font-size="14pt" style:font-size-asian="14pt" style:font-size-complex="14pt" fo:language="en" fo:country="US"/>
    </style:style>
    <style:style style:name="T105" style:parent-style-name="Основнойшрифтабзаца" style:family="text">
      <style:text-properties fo:font-size="14pt" style:font-size-asian="14pt" style:font-size-complex="14pt" fo:language="en" fo:country="US"/>
    </style:style>
    <style:style style:name="T106" style:parent-style-name="Основнойшрифтабзаца" style:family="text">
      <style:text-properties fo:font-size="14pt" style:font-size-asian="14pt" style:font-size-complex="14pt" fo:language="kk" fo:country="KZ"/>
    </style:style>
    <style:style style:name="T107" style:parent-style-name="Основнойшрифтабзаца" style:family="text">
      <style:text-properties fo:font-size="14pt" style:font-size-asian="14pt" style:font-size-complex="14pt" fo:language="en" fo:country="US"/>
    </style:style>
    <style:style style:name="T108" style:parent-style-name="Основнойшрифтабзаца" style:family="text">
      <style:text-properties fo:font-size="14pt" style:font-size-asian="14pt" style:font-size-complex="14pt" fo:language="en" fo:country="US"/>
    </style:style>
    <style:style style:name="T109" style:parent-style-name="Основнойшрифтабзаца" style:family="text">
      <style:text-properties fo:font-size="14pt" style:font-size-asian="14pt" style:font-size-complex="14pt" fo:language="en" fo:country="US"/>
    </style:style>
    <style:style style:name="T110" style:parent-style-name="Основнойшрифтабзаца" style:family="text">
      <style:text-properties fo:font-size="14pt" style:font-size-asian="14pt" style:font-size-complex="14pt" fo:language="en" fo:country="US"/>
    </style:style>
    <style:style style:name="T111" style:parent-style-name="Основнойшрифтабзаца" style:family="text">
      <style:text-properties fo:font-size="14pt" style:font-size-asian="14pt" style:font-size-complex="14pt" fo:language="en" fo:country="US"/>
    </style:style>
    <style:style style:name="T112" style:parent-style-name="Основнойшрифтабзаца" style:family="text">
      <style:text-properties fo:font-size="14pt" style:font-size-asian="14pt" style:font-size-complex="14pt" fo:language="en" fo:country="US"/>
    </style:style>
    <style:style style:name="T113" style:parent-style-name="Основнойшрифтабзаца" style:family="text">
      <style:text-properties fo:font-size="14pt" style:font-size-asian="14pt" style:font-size-complex="14pt" fo:language="en" fo:country="US"/>
    </style:style>
    <style:style style:name="P114" style:parent-style-name="Standard" style:family="paragraph">
      <style:text-properties fo:font-size="14pt" style:font-size-asian="14pt" style:font-size-complex="14pt" fo:language="en" fo:country="US"/>
    </style:style>
    <style:style style:name="P115" style:parent-style-name="Standard" style:family="paragraph">
      <style:text-properties fo:font-style="italic" style:font-style-asian="italic" style:font-style-complex="italic" fo:font-size="14pt" style:font-size-asian="14pt" style:font-size-complex="14pt" fo:language="en" fo:country="US"/>
    </style:style>
    <style:style style:name="T116" style:parent-style-name="Основнойшрифтабзаца" style:family="text">
      <style:text-properties fo:font-size="14pt" style:font-size-asian="14pt" style:font-size-complex="14pt" fo:language="en" fo:country="US"/>
    </style:style>
    <style:style style:name="T117" style:parent-style-name="Основнойшрифтабзаца" style:family="text">
      <style:text-properties fo:font-size="14pt" style:font-size-asian="14pt" style:font-size-complex="14pt" fo:language="en" fo:country="US"/>
    </style:style>
    <style:style style:name="T118" style:parent-style-name="Основнойшрифтабзаца" style:family="text">
      <style:text-properties fo:font-size="14pt" style:font-size-asian="14pt" style:font-size-complex="14pt" fo:language="en" fo:country="US"/>
    </style:style>
    <style:style style:name="T119" style:parent-style-name="Основнойшрифтабзаца" style:family="text">
      <style:text-properties fo:font-size="14pt" style:font-size-asian="14pt" style:font-size-complex="14pt" fo:language="en" fo:country="US"/>
    </style:style>
    <style:style style:name="T120" style:parent-style-name="Основнойшрифтабзаца" style:family="text">
      <style:text-properties fo:font-size="14pt" style:font-size-asian="14pt" style:font-size-complex="14pt" fo:language="en" fo:country="US"/>
    </style:style>
    <style:style style:name="T121" style:parent-style-name="Основнойшрифтабзаца" style:family="text">
      <style:text-properties fo:font-size="14pt" style:font-size-asian="14pt" style:font-size-complex="14pt" fo:language="en" fo:country="US"/>
    </style:style>
    <style:style style:name="P122" style:parent-style-name="Standard" style:family="paragraph">
      <style:text-properties fo:font-size="14pt" style:font-size-asian="14pt" style:font-size-complex="14pt" fo:language="en" fo:country="US"/>
    </style:style>
    <style:style style:name="P123" style:parent-style-name="Standard" style:family="paragraph">
      <style:text-properties fo:font-style="italic" style:font-style-asian="italic" style:font-style-complex="italic" fo:font-size="14pt" style:font-size-asian="14pt" style:font-size-complex="14pt" fo:language="en" fo:country="US"/>
    </style:style>
    <style:style style:name="T124" style:parent-style-name="Основнойшрифтабзаца" style:family="text">
      <style:text-properties fo:font-size="14pt" style:font-size-asian="14pt" style:font-size-complex="14pt" fo:language="en" fo:country="US"/>
    </style:style>
    <style:style style:name="T125" style:parent-style-name="Основнойшрифтабзаца" style:family="text">
      <style:text-properties fo:font-size="14pt" style:font-size-asian="14pt" style:font-size-complex="14pt" fo:language="en" fo:country="US"/>
    </style:style>
    <style:style style:name="T126" style:parent-style-name="Основнойшрифтабзаца" style:family="text">
      <style:text-properties fo:font-size="14pt" style:font-size-asian="14pt" style:font-size-complex="14pt" fo:language="en" fo:country="US"/>
    </style:style>
    <style:style style:name="T127" style:parent-style-name="Основнойшрифтабзаца" style:family="text">
      <style:text-properties fo:font-size="14pt" style:font-size-asian="14pt" style:font-size-complex="14pt" fo:language="en" fo:country="US"/>
    </style:style>
    <style:style style:name="T128" style:parent-style-name="Основнойшрифтабзаца" style:family="text">
      <style:text-properties fo:font-size="14pt" style:font-size-asian="14pt" style:font-size-complex="14pt" fo:language="en" fo:country="US"/>
    </style:style>
    <style:style style:name="T129" style:parent-style-name="Основнойшрифтабзаца" style:family="text">
      <style:text-properties fo:font-size="14pt" style:font-size-asian="14pt" style:font-size-complex="14pt" fo:language="en" fo:country="US"/>
    </style:style>
    <style:style style:name="T130" style:parent-style-name="Основнойшрифтабзаца" style:family="text">
      <style:text-properties fo:font-size="14pt" style:font-size-asian="14pt" style:font-size-complex="14pt" fo:language="en" fo:country="US"/>
    </style:style>
    <style:style style:name="T131" style:parent-style-name="Основнойшрифтабзаца" style:family="text">
      <style:text-properties fo:font-size="14pt" style:font-size-asian="14pt" style:font-size-complex="14pt" fo:language="en" fo:country="US"/>
    </style:style>
    <style:style style:name="T132" style:parent-style-name="Основнойшрифтабзаца" style:family="text">
      <style:text-properties fo:font-size="14pt" style:font-size-asian="14pt" style:font-size-complex="14pt" fo:language="en" fo:country="US"/>
    </style:style>
    <style:style style:name="T133" style:parent-style-name="Основнойшрифтабзаца" style:family="text">
      <style:text-properties fo:font-size="14pt" style:font-size-asian="14pt" style:font-size-complex="14pt" fo:language="en" fo:country="US"/>
    </style:style>
    <style:style style:name="P134" style:parent-style-name="Standard" style:family="paragraph">
      <style:text-properties fo:language="en" fo:country="US"/>
    </style:style>
    <style:style style:name="P135" style:parent-style-name="Standard" style:family="paragraph">
      <style:text-properties fo:font-style="italic" style:font-style-asian="italic" style:font-style-complex="italic" fo:font-size="14pt" style:font-size-asian="14pt" style:font-size-complex="14pt" fo:language="en" fo:country="US"/>
    </style:style>
    <style:style style:name="T136" style:parent-style-name="Основнойшрифтабзаца" style:family="text">
      <style:text-properties fo:font-size="14pt" style:font-size-asian="14pt" style:font-size-complex="14pt" fo:language="en" fo:country="US"/>
    </style:style>
    <style:style style:name="T137" style:parent-style-name="Основнойшрифтабзаца" style:family="text">
      <style:text-properties fo:font-size="14pt" style:font-size-asian="14pt" style:font-size-complex="14pt" fo:language="en" fo:country="US"/>
    </style:style>
    <style:style style:name="T138" style:parent-style-name="Основнойшрифтабзаца" style:family="text">
      <style:text-properties fo:font-size="14pt" style:font-size-asian="14pt" style:font-size-complex="14pt" fo:language="en" fo:country="US"/>
    </style:style>
    <style:style style:name="T139" style:parent-style-name="Основнойшрифтабзаца" style:family="text">
      <style:text-properties fo:font-size="14pt" style:font-size-asian="14pt" style:font-size-complex="14pt" fo:language="en" fo:country="US"/>
    </style:style>
    <style:style style:name="T140" style:parent-style-name="Основнойшрифтабзаца" style:family="text">
      <style:text-properties fo:font-size="14pt" style:font-size-asian="14pt" style:font-size-complex="14pt" fo:language="en" fo:country="US"/>
    </style:style>
    <style:style style:name="P141" style:parent-style-name="Standard" style:family="paragraph">
      <style:text-properties fo:font-style="italic" style:font-style-asian="italic" style:font-style-complex="italic" fo:font-size="14pt" style:font-size-asian="14pt" style:font-size-complex="14pt" fo:language="en" fo:country="US"/>
    </style:style>
    <style:style style:name="T142" style:parent-style-name="Основнойшрифтабзаца" style:family="text">
      <style:text-properties fo:font-size="14pt" style:font-size-asian="14pt" style:font-size-complex="14pt" fo:language="en" fo:country="US"/>
    </style:style>
    <style:style style:name="T143" style:parent-style-name="Основнойшрифтабзаца" style:family="text">
      <style:text-properties fo:font-size="14pt" style:font-size-asian="14pt" style:font-size-complex="14pt" fo:language="en" fo:country="US"/>
    </style:style>
    <style:style style:name="T144" style:parent-style-name="Основнойшрифтабзаца" style:family="text">
      <style:text-properties fo:font-size="14pt" style:font-size-asian="14pt" style:font-size-complex="14pt" fo:language="en" fo:country="US"/>
    </style:style>
    <style:style style:name="T145" style:parent-style-name="Основнойшрифтабзаца" style:family="text">
      <style:text-properties fo:font-size="14pt" style:font-size-asian="14pt" style:font-size-complex="14pt" fo:language="en" fo:country="US"/>
    </style:style>
    <style:style style:name="T146" style:parent-style-name="Основнойшрифтабзаца" style:family="text">
      <style:text-properties fo:font-size="14pt" style:font-size-asian="14pt" style:font-size-complex="14pt" fo:language="en" fo:country="US"/>
    </style:style>
    <style:style style:name="T147" style:parent-style-name="Основнойшрифтабзаца" style:family="text">
      <style:text-properties fo:font-size="14pt" style:font-size-asian="14pt" style:font-size-complex="14pt" fo:language="en" fo:country="US"/>
    </style:style>
    <style:style style:name="T148" style:parent-style-name="Основнойшрифтабзаца" style:family="text">
      <style:text-properties fo:font-size="14pt" style:font-size-asian="14pt" style:font-size-complex="14pt" fo:language="en" fo:country="US"/>
    </style:style>
    <style:style style:name="P149" style:parent-style-name="Standard" style:family="paragraph">
      <style:text-properties fo:font-size="14pt" style:font-size-asian="14pt" style:font-size-complex="14pt" fo:language="en" fo:country="US"/>
    </style:style>
    <style:style style:name="P150" style:parent-style-name="Standard" style:family="paragraph">
      <style:text-properties fo:font-size="14pt" style:font-size-asian="14pt" style:font-size-complex="14pt" fo:language="en" fo:country="US"/>
    </style:style>
    <style:style style:name="P151" style:parent-style-name="Standard" style:family="paragraph">
      <style:text-properties fo:font-weight="bold" style:font-weight-asian="bold" style:font-weight-complex="bold" fo:font-size="14pt" style:font-size-asian="14pt" style:font-size-complex="14pt" fo:language="en" fo:country="US"/>
    </style:style>
    <style:style style:name="T152" style:parent-style-name="Основнойшрифтабзаца" style:family="text">
      <style:text-properties fo:font-size="14pt" style:font-size-asian="14pt" style:font-size-complex="14pt" fo:language="en" fo:country="US"/>
    </style:style>
    <style:style style:name="T153" style:parent-style-name="Основнойшрифтабзаца" style:family="text">
      <style:text-properties fo:font-size="14pt" style:font-size-asian="14pt" style:font-size-complex="14pt" fo:language="en" fo:country="US"/>
    </style:style>
    <style:style style:name="T154" style:parent-style-name="Основнойшрифтабзаца" style:family="text">
      <style:text-properties fo:font-size="14pt" style:font-size-asian="14pt" style:font-size-complex="14pt" fo:language="en" fo:country="US"/>
    </style:style>
    <style:style style:name="T155"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text:span text:style-name="T19">Ethernet over Synchronous<text:s/></text:span><text:span text:style-name="T20">Network</text:span></text:p>
      <text:p text:style-name="P21"/>
      <text:p text:style-name="P22"/>
      <text:p text:style-name="P23"/>
      <text:p text:style-name="P24"/>
      <text:p text:style-name="P25"/>
      <text:p text:style-name="P26"/>
      <text:p text:style-name="P27"/>
      <text:p text:style-name="P28"/>
      <text:p text:style-name="P29"/>
      <text:p text:style-name="P30"><text:span text:style-name="T31">Author: Balyberdin<text:s/></text:span><text:span text:style-name="T32">А</text:span><text:span text:style-name="T33">.L.</text:span><text:span text:style-name="T34"><text:tab/></text:span></text:p>
      <text:p text:style-name="P35"><text:tab/></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pan text:style-name="T48">Novosibirsk, 2022<text:s/></text:span></text:p>
      <text:soft-page-break/>
      <text:p text:style-name="P49">Let’s assume that SSH is superior to all current data transmission network.</text:p>
      <text:p text:style-name="P50">How to Implement a New Network?</text:p>
      <text:p text:style-name="Standard"><text:span text:style-name="T51">If you try to implement a new network in practice using a “power-based” me</text:span><text:span text:style-name="T52">thod, nothing will come of it. Users and manufacturers will say:<text:s/></text:span><text:span text:style-name="T53">“Yes, the new network is good, but the existing ones, at the very least, perform its functions, and we won’t change anything.”</text:span><text:span text:style-name="T54"><text:s/>There are precedents for such behavior even when introducing min</text:span><text:span text:style-name="T55">imal changes. IP V6 network is very similar to IP V4, but over the past 26 years since its creation, a share of its traffic has only just exceeded 30% (the global average according to GOOGLE company research).<text:s/></text:span></text:p>
      <text:p text:style-name="P56">An average user replaces equipment only<text:s/>after it breaks down. Many companies have to use fraud deliberate obsolescence methods in order to ensure an acceptable period of the generational change. This approach requires a lot of financial resources and causes justified dissatisfaction among users.</text:p>
      <text:p text:style-name="P57"/>
      <text:p text:style-name="Standard"><text:span text:style-name="T58">What To Do?</text:span></text:p>
      <text:p text:style-name="Standard"><text:span text:style-name="T59">I believe that it is necessary to introduce new technologies through the “Trojan Horse” method. The new device should be designed so that, when surrounded by the “old” equipment, it is fully compliant with the old protocols. If two or more ne</text:span><text:span text:style-name="T60">w devices are directly connected by a cable, they become a part of SSH network. At the same time, connections with the old protocols remain unchanged.</text:span></text:p>
      <text:p text:style-name="P61"/>
      <text:p text:style-name="Standard"><text:span text:style-name="T62">What are the Advantages of this Approach for a User?<text:s/></text:span><text:span text:style-name="T63">There is no need to immediately replace the operati</text:span><text:span text:style-name="T64">ng equipment with new ones, and at the same time the quality of the services provided gradually increases (speed, probability of data loss, transmission delays, etc.). An end user will not feel any negative consequences of switching from one communication<text:s/></text:span><text:span text:style-name="T65">technology to another, he will just “wake up” one day and discover that the old network does not exist.</text:span></text:p>
      <text:p text:style-name="P66"/>
      <text:p text:style-name="Standard"><text:span text:style-name="T67">What are the Advantages of this Approach for the Equipment Manufacturer?<text:s/></text:span><text:span text:style-name="T68"><text:s/></text:span></text:p>
      <text:list text:style-name="LFO1" text:continue-numbering="true">
        <text:list-item>
          <text:p text:style-name="P69">There is no need for a sudden transition to new data<text:s/>transmission networks.</text:p>
        </text:list-item>
        <text:list-item>
          <text:p text:style-name="P70">There is no need to simultaneously support the old and new line of equipment; replacement of the model range occurs gradually.</text:p>
        </text:list-item>
        <text:list-item>
          <text:p text:style-name="P71">There is no risk of losing a buyer due to errors in the design of a new device (there is always an opportunity to sell an old device).</text:p>
        </text:list-item>
        <text:list-item>
          <text:p text:style-name="P72"><text:span text:style-name="T73">Since the old protocols have been implemented through virtualization (emulation using SSH and DataFlow), this does not cause a significant increase in the cost of the designed device.</text:span></text:p>
        </text:list-item>
        <text:list-item>
          <text:p text:style-name="P74"><text:span text:style-name="T75">Due to the greater efficiency of SSH networ</text:span><text:span text:style-name="T76">k, it is possible that there will be a significant reduction in the cost of ECB used while designing, this will “clean” the market from</text:span><text:s/><text:span text:style-name="T77">extremely “hard” solutions and speed up the transition to a new communication technology.</text:span></text:p>
        </text:list-item>
        <text:list-item>
          <text:p text:style-name="P78">The most important of all, the<text:s/>manufacturers who were previously unable to create their own microelectronic solutions (lag in technology, patent bottlenecks, etc.) will have the opportunity to catch up with the market leaders.</text:p>
        </text:list-item>
        <text:list-item>
          <text:p text:style-name="P79"><text:span text:style-name="T80">There is a high probability that SSH will become the basis<text:s/></text:span><text:span text:style-name="T81">of a new processor interface, a heterogeneous copper one will go away and be replaced with an optical network one. Currently, many issues of the future interface have already been covered (described in the article: SSH_</text:span><text:s/><text:span text:style-name="T82">Memory Disaggregation (6)).</text:span></text:p>
        </text:list-item>
      </text:list>
      <text:p text:style-name="P83"/>
      <text:p text:style-name="P84">An Approximate Implementation of Such Equipment.</text:p>
      <text:p text:style-name="P85"/>
      <text:p text:style-name="P86">Converting an Asynchronous Traffic to Synchronous One.</text:p>
      <text:p text:style-name="Standard"><text:span text:style-name="T87">Ethernet is an asynchronous packet network, and in order to combine it with SSH synchronous virtual channels, it is necessary to decide at what point (in what</text:span><text:span text:style-name="T88"><text:s/>place) the traffic asynchrony should be deleted. The most optimal place is precisely the moment when traffic enters the synchronous network; in this place, it is possible to regulate the stream rate through various mechanisms for limiting a stream rate (b</text:span><text:span text:style-name="T89">ack pressure for half-duplex, etc.) and a relatively small buffer.</text:span><text:s/><text:span text:style-name="T90">Since the<text:s/></text:span><text:span text:style-name="T91">stream</text:span><text:span text:style-name="T92"><text:s/>rates are regulated at the input to SSH, the conversion of problems with physical stream overflow from a synchronous stream to an asynchronous</text:span><text:span text:style-name="T93"><text:s/></text:span><text:span text:style-name="T94">one</text:span><text:span text:style-name="T95"><text:s/>is not expected</text:span><text:s/><text:span text:style-name="T96">at the ou</text:span><text:span text:style-name="T97">tput to an asynchronous network</text:span><text:span text:style-name="T98"><text:s/>(if the next device receives all the traffic); the rates of the aggregate streams are regulated at the input to SSH. At the input to SSH network, a relatively small volume of traffic is subject to buffering. In this case, th</text:span><text:span text:style-name="T99">e buffer size will be relatively small and distributed throughout the network, which will allow it to be placed directly on the device chip.</text:span><text:s/><text:span text:style-name="T100">Currently, each switch is forced to adjust stream rates and must have the buffer memory of a sufficiently large siz</text:span><text:span text:style-name="T101">e, which can introduce a long random transmission delay.</text:span></text:p>
      <text:p text:style-name="P102"/>
      <text:p text:style-name="P103">An Algorithm for Processing (Converting) Packet Headers.<text:s/></text:p>
      <text:p text:style-name="Standard"><text:span text:style-name="T104">Unlike a synchronous channel, which is linked to a specific receiver and transmitter, an asynchronous packet channel needs to route each pac</text:span><text:span text:style-name="T105">ket individually. In other words, it is necessary to analyze the header of each channel and direct it to “its own” virtual channel. A channel physical level is common to the old and new networks, up to the point if the symbol stream interface.</text:span><text:span text:style-name="T106"><text:s/></text:span><text:span text:style-name="T107">The new hard</text:span><text:span text:style-name="T108">ware must implement, in addition to the standard stream processing for SSH, a protocol for the maintenance of the old network with an interface to SSH switch.</text:span><text:s/><text:span text:style-name="T109">At the moment the header is highlighted (received), it is necessary to activate a mechanism for i</text:span><text:span text:style-name="T110">ts processing. For simplicity, we will assume that it has been implemented in the form of a logical circuit. The basic algorithm for SSH is very simple and practically does not increase the cost of a microchip when working only in the old network.</text:span><text:s/><text:span text:style-name="T111">Since th</text:span><text:span text:style-name="T112">e packet header is received relatively rarely and subject to fast processing (in one clock cycle or pipeline), such a device can be in a single copy for all IP V4 channels. The processing result will be the changes in the packet header (if required) and it</text:span><text:span text:style-name="T113">s redirecting to the desired virtual channel connecting this port with a recipient.<text:s/></text:span></text:p>
      <text:p text:style-name="P114"/>
      <text:p text:style-name="P115">The Effect of Using SSH Network.</text:p>
      <text:p text:style-name="Standard"><text:span text:style-name="T116">While SSH network has not gone beyond the bounds of a chip, there is no special external effect, and it can be considered as some interna</text:span><text:span text:style-name="T117">l structure or a set of design rules. If there are two or more devices directly connected to each other by a physical<text:s/></text:span><text:soft-page-break/><text:span text:style-name="T118">channel, the advantages of using a new network begin to appear.</text:span></text:p>
      <text:p text:style-name="Standard"><text:span text:style-name="T119">In SSH network there is no direct cross effect of user streams against<text:s/></text:span><text:span text:style-name="T120">each other; you cannot “overwhelm” the traffic of another user by a sharp increase in the rate (overwhelming the switch buffers). The delivery time and speed become stable, which means that such applications as voice communication and video will work more<text:s/></text:span><text:span text:style-name="T121">stable. As the percentage of new equipment increases, these effects will manifest itself to an ever greater extent, and, moreover, it is the operator’s part will have the greatest impact.</text:span></text:p>
      <text:p text:style-name="P122"/>
      <text:p text:style-name="P123">Regulation of the Bandwidth of the Entire Set of Virtual<text:s/>Channels<text:s/></text:p>
      <text:p text:style-name="Standard"><text:span text:style-name="T124">In terms of one or several adjacent chips, there is still a possibility of instant arbitration (redistribution of resources), but for large systems - it is fundamentally impossible. Its time for collecting data on the workload on the individual p</text:span><text:span text:style-name="T125">hysical lines, making decisions and sending commands lags far behind the development of the current situation.</text:span><text:s/><text:span text:style-name="T126">By the time it responds to an overload, it may end due to the exhaustion of fast and short-term traffic. Redistribution of the bandwidth in a lar</text:span><text:span text:style-name="T127">ge network occurs with an unavoidable delay due to the time of information transmission over physical links. In the conventional asynchronous (Ethernet) switches, the traffic bursts can lead to the buffer overflow, packet losses, and significant increase i</text:span><text:span text:style-name="T128">n the packet transmission time. In SSH network, sharp bursts lead only to a short-term drop in the efficiency factor of using available resources (there is no immediate increase in the data transmission rate). For a user, such a network response is more op</text:span><text:span text:style-name="T129">timal; it is better to have, although not the highest, but a guaranteed instantaneous net bit rate (there are studies on this topic). There are also projects for global traffic control in IP network (SDN), but using the dedicated servers to build routes is</text:span><text:span text:style-name="T130"><text:s/>not the best solution. The most optimal solution would be making decisions at the level of each switch separately, without the need for separate transmission of requests between them. It is necessary to divide the entire traffic management system into two</text:span><text:span text:style-name="T131"><text:s/>levels.</text:span><text:s/><text:span text:style-name="T132">At the lower level, there will be redistribution of the bandwidth between already-existing virtual channels, and at the higher level - a decision will be made to create auxiliary virtual channels. The lower level should function without a separate</text:span><text:span text:style-name="T133"><text:s/>protocol for the interaction of switches against each other, only indirectly.</text:span></text:p>
      <text:p text:style-name="P134"/>
      <text:p text:style-name="P135">An Approximate Algorithm for Rate Control.</text:p>
      <text:p text:style-name="Standard"><text:span text:style-name="T136">The service symbols (apart from useful information), in the body of which the “wishes” of a receiver and transmitter about the parame</text:span><text:span text:style-name="T137">ters and type of this specific virtual channel are encoded, can be added to each SSH channel (Example: I want more rapid rate; I want a constant rate for a long period, etc.). Each intermediate switch responds to the stream of such symbols independently an</text:span><text:span text:style-name="T138">d makes preliminary changes, as well as reserve a resource for some time.</text:span><text:s/><text:span text:style-name="T139">At the same time, it is not at all necessary exactly as much as requested (it may even be reduced). Further, it waits for a signal from the traffic source to record changes; if such<text:s/></text:span><text:span text:style-name="T140">a signal is not received, a reserve is removed.<text:s/></text:span></text:p>
      <text:p text:style-name="P141">Example:</text:p>
      <text:soft-page-break/>
      <text:p text:style-name="Standard"><text:span text:style-name="T142">After transmitting the service symbols from a source to a receiver and back, a source recorded that intermediate switches were ready to change the virtual channel parameters. A source places a signa</text:span><text:span text:style-name="T143">l for recording changes in the transmitted data and begins to transmit data in accordance with the new parameters of a virtual channel.</text:span><text:s/><text:span text:style-name="T144">This request can be executed because it has already been previously agreed with all intermediate switches. The initiator</text:span><text:span text:style-name="T145"><text:s/>of the request to change the parameters of a virtual channel does not necessarily have to be the data source; it may be the intermediate switch that needs to allocate the additional bandwidth to a higher-priority virtual channel.</text:span><text:s/><text:span text:style-name="T146">It adds or adjusts existi</text:span><text:span text:style-name="T147">ng requests, requiring already-existing virtual channels to “give back” a part of the resource according to the priority mechanism. As a result of this algorithm, we obtain a continuously operating and fairly fast mechanism for redistributing the network b</text:span><text:span text:style-name="T148">andwidth on the whole.</text:span></text:p>
      <text:p text:style-name="P149">The higher level is responsible for creating new ones, grouping it into aggregate ones, or deleting unused virtual channels. This task cannot be left at a lower level, since its solution requires knowledge of the network mapping and<text:s/>many other “administrative” powers.<text:s/></text:p>
      <text:p text:style-name="P150"/>
      <text:p text:style-name="P151">Summary:</text:p>
      <text:p text:style-name="Standard"><text:span text:style-name="T152">As long as the device operates surrounded by networks using the old protocols, it is no different from its “brothers”. If a direct connection appears with the device that supports SSH network, SSH network</text:span><text:s/><text:span text:style-name="T153">clus</text:span><text:span text:style-name="T154">tering occurs. As the size of such a cluster grows (merging with others), the quality of service is improved, and the moment a direct connection appears through SSH network, a user receives the entire volume of service from the new network. For hardware, t</text:span><text:span text:style-name="T155">his leads to the shutdown of modules that support the old protocols (until the power is completely turned off). If implementation of the old protocols was carried out based on the software, the computer resource is also freed up.<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23T16:21:00Z</meta:creation-date>
    <dc:date>2023-10-01T13:40:00Z</dc:date>
    <meta:template xlink:href="Normal" xlink:type="simple"/>
    <meta:editing-cycles>29</meta:editing-cycles>
    <meta:editing-duration>PT1680S</meta:editing-duration>
    <meta:user-defined meta:name="Info 1"/>
    <meta:user-defined meta:name="Info 2"/>
    <meta:user-defined meta:name="Info 3"/>
    <meta:user-defined meta:name="Info 4"/>
    <meta:document-statistic meta:page-count="5" meta:paragraph-count="23" meta:word-count="1780" meta:character-count="11903" meta:row-count="84" meta:non-whitespace-character-count="10146"/>
  </office:meta>
</office:document-meta>
</file>